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2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ccf0e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ccf0e" style:font-name="Arial" style:font-size-asian="11pt" style:font-size-complex="11pt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16175f" style:font-name="Times New Roman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0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Title">
      <style:paragraph-properties fo:text-align="start" style:justify-single-word="false"/>
      <style:text-properties fo:font-size="14pt" officeooo:paragraph-rsid="001ccf0e" style:font-name="arial" style:font-size-asian="14pt" style:font-size-complex="14pt"/>
    </style:style>
    <style:style style:family="paragraph" style:name="P12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cf0e" style:font-name="Arial" style:font-size-asian="10pt" style:font-size-complex="10pt"/>
    </style:style>
    <style:style style:family="paragraph" style:name="P14" style:parent-style-name="Frame_20_contents">
      <style:text-properties fo:font-size="11pt" fo:font-style="normal" fo:font-weight="normal" officeooo:paragraph-rsid="001ccf0e" style:font-name="arial" style:font-size-asian="11pt" style:font-size-complex="11pt" style:font-style-asian="normal" style:font-style-complex="normal" style:font-weight-asian="normal" style:font-weight-complex="normal"/>
    </style:style>
    <style:style style:family="paragraph" style:name="P15" style:parent-style-name="Standard">
      <style:text-properties fo:font-size="11pt" officeooo:paragraph-rsid="001ccf0e" style:font-name="arial" style:font-size-asian="11pt" style:font-size-complex="11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style:font-name="arial"/>
    </style:style>
    <style:style style:family="text" style:name="T8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6">do text</text:p><text:p text:style-name="P16">from document(at=header, format='odt')</text:p></office:annotation><text:span text:style-name="T5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1"><text:conditional-text text:condition="ooow:&quot;view.do_mailing()&quot;" text:string-value-if-false="" text:string-value-if-true="&quot;mailed_data.getSignaletic()&quot;">mailed_data.getSignaletic()</text:conditional-text></text:span><text:span text:style-name="T12"><text:s/></text:span><text:span text:style-name="T11"><text:conditional-text text:condition="ooow:&quot;view.do_mailing()&quot;" text:string-value-if-false="" text:string-value-if-true="&quot;None&quot;">None</text:conditional-text></text:span><text:span text:style-name="T12"><text:s/></text:span><text:span text:style-name="T11"><text:conditional-text text:condition="ooow:&quot;view.do_mailing()&quot;" text:string-value-if-false="" text:string-value-if-true="&quot;None&quot;">None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4"/>
      <text:p text:style-name="P12">Récépissé de dépôt d'une demande de permis d'urbanisme</text:p>
      <text:p text:style-name="P4"/>
      <text:p text:style-name="P5"/>
      <text:p text:style-name="P3"><text:span text:style-name="T7">Je soussigné, </text:span>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text:span text:style-name="T7">, délégué par la Ville de </text:span><text:span text:style-name="Police_20_par_20_défaut"><text:span text:style-name="T6"><text:text-input text:description="">tool.getCityName()</text:text-input></text:span></text:span><text:span text:style-name="T7">,</text:span></text:p>
      <text:p text:style-name="P5">certifie que, conformément aux dispositions de l'article D.IV.32. du Code du développement territorial,</text:p>
      <text:p text:style-name="P5"/>
      <text:p text:style-name="P8"><text:text-input text:description="Signalétique des demandeurs">self.getApplicantsSignaletic()</text:text-input></text:p>
      <text:p text:style-name="P8"/>
      <text:p text:style-name="P6"><text:span text:style-name="T1"><office:annotation><dc:creator>Gauthier Bastien</dc:creator><dc:date>2011-02-21T10:13:40</dc:date><text:p text:style-name="P16">do text if (not len(self.getApplicants()) &gt; 1) and (not applicantobj.isPlural())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6">do text if (len(self.getApplicants()) &gt; 1) or (applicantobj.isPlural())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6">do text if not len(self.getParcels()) &gt; 1</text:p></office:annotation>sur la parcelle située <text:span text:style-name="T3"><office:annotation><dc:creator>Gauthier Bastien</dc:creator><dc:date>2011-02-21T10:13:40</dc:date><text:p text:style-name="P16">do text if len(self.getParcels()) == 1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licence_view.get_parcels()</text:text-input></text:span><text:span text:style-name="T4">.</text:span></text:p>
      <text:p text:style-name="P9"><office:annotation><dc:creator>Gauthier Bastien</dc:creator><dc:date>2011-02-21T10:12:18</dc:date><text:p text:style-name="P16">do text if len(self.getParcels()) &gt; 1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licence_view.get_parcels()</text:text-input></text:span>.</text:p>
      <text:p text:style-name="P10"/>
      <text:p text:style-name="P5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5"/>
      <text:p text:style-name="P5">À défaut de cet envoi, la procédure administrative de votre demande sera poursuivie selon les dispositions visées à l’article D.IV.33 alinéa 2 du CoDT.</text:p>
      <text:p text:style-name="P5"/>
      <text:p text:style-name="P5">Le présent document n’a nullement valeur d’accusé de réception au sens de l’article D.IV.33. du CoDT ou des arrêtés d’exécutions relatifs au permis d’environnement.</text:p>
      <text:p text:style-name="P5"/>
      <text:p text:style-name="P5"/>
      <text:p text:style-name="P7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2:13.183736355</dc:date>
    <meta:editing-duration>PT3H29M51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216" meta:character-count="1614" meta:non-whitespace-character-count="1448"/>
  </office:meta>
</office:document-meta>
</file>